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9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2.032cm" svg:y1="8.636cm" svg:x2="3.81cm" svg:y2="8.636cm">
          <text:p/>
        </draw:line>
        <draw:line draw:style-name="gr1" draw:text-style-name="P1" draw:layer="layout" svg:x1="3.81cm" svg:y1="8.636cm" svg:x2="5.08cm" svg:y2="4.572cm">
          <text:p/>
        </draw:line>
        <draw:line draw:style-name="gr1" draw:text-style-name="P1" draw:layer="layout" svg:x1="5.334cm" svg:y1="12.192cm" svg:x2="3.81cm" svg:y2="8.636cm">
          <text:p/>
        </draw:line>
        <draw:line draw:style-name="gr1" draw:text-style-name="P1" draw:layer="layout" svg:x1="7.62cm" svg:y1="3.194cm" svg:x2="9.906cm" svg:y2="3.194cm">
          <text:p/>
        </draw:line>
        <draw:line draw:style-name="gr1" draw:text-style-name="P1" draw:layer="layout" svg:x1="7.62cm" svg:y1="4.572cm" svg:x2="9.906cm" svg:y2="4.572cm">
          <text:p/>
        </draw:line>
        <draw:line draw:style-name="gr1" draw:text-style-name="P1" draw:layer="layout" svg:x1="7.62cm" svg:y1="5.95cm" svg:x2="9.906cm" svg:y2="5.95cm">
          <text:p/>
        </draw:line>
        <draw:line draw:style-name="gr1" draw:text-style-name="P1" draw:layer="layout" svg:x1="7.62cm" svg:y1="1.778cm" svg:x2="9.906cm" svg:y2="1.778cm">
          <text:p/>
        </draw:line>
        <draw:line draw:style-name="gr1" draw:text-style-name="P1" draw:layer="layout" svg:x1="7.62cm" svg:y1="7.312cm" svg:x2="9.906cm" svg:y2="7.312cm">
          <text:p/>
        </draw:line>
        <draw:line draw:style-name="gr1" draw:text-style-name="P1" draw:layer="layout" svg:x1="7.62cm" svg:y1="10.814cm" svg:x2="9.906cm" svg:y2="10.814cm">
          <text:p/>
        </draw:line>
        <draw:line draw:style-name="gr1" draw:text-style-name="P1" draw:layer="layout" svg:x1="7.62cm" svg:y1="12.192cm" svg:x2="9.906cm" svg:y2="12.192cm">
          <text:p/>
        </draw:line>
        <draw:line draw:style-name="gr1" draw:text-style-name="P1" draw:layer="layout" svg:x1="7.62cm" svg:y1="13.57cm" svg:x2="9.906cm" svg:y2="13.57cm">
          <text:p/>
        </draw:line>
        <draw:line draw:style-name="gr1" draw:text-style-name="P1" draw:layer="layout" svg:x1="7.623cm" svg:y1="15.746cm" svg:x2="9.909cm" svg:y2="15.746cm">
          <text:p/>
        </draw:line>
        <draw:line draw:style-name="gr1" draw:text-style-name="P1" draw:layer="layout" svg:x1="7.649cm" svg:y1="9.398cm" svg:x2="9.935cm" svg:y2="9.398cm">
          <text:p/>
        </draw:line>
        <draw:line draw:style-name="gr1" draw:text-style-name="P1" draw:layer="layout" svg:x1="6.604cm" svg:y1="4.572cm" svg:x2="7.62cm" svg:y2="1.778cm">
          <text:p/>
        </draw:line>
        <draw:line draw:style-name="gr1" draw:text-style-name="P1" draw:layer="layout" svg:x1="6.604cm" svg:y1="4.572cm" svg:x2="7.62cm" svg:y2="3.194cm">
          <text:p/>
        </draw:line>
        <draw:line draw:style-name="gr1" draw:text-style-name="P1" draw:layer="layout" svg:x1="6.604cm" svg:y1="4.572cm" svg:x2="7.62cm" svg:y2="4.572cm">
          <text:p/>
        </draw:line>
        <draw:line draw:style-name="gr1" draw:text-style-name="P1" draw:layer="layout" svg:x1="6.604cm" svg:y1="4.572cm" svg:x2="7.62cm" svg:y2="5.95cm">
          <text:p/>
        </draw:line>
        <draw:line draw:style-name="gr1" draw:text-style-name="P1" draw:layer="layout" svg:x1="6.604cm" svg:y1="4.572cm" svg:x2="7.62cm" svg:y2="7.312cm">
          <text:p/>
        </draw:line>
        <draw:line draw:style-name="gr1" draw:text-style-name="P1" draw:layer="layout" svg:x1="6.604cm" svg:y1="12.192cm" svg:x2="7.62cm" svg:y2="9.398cm">
          <text:p/>
        </draw:line>
        <draw:line draw:style-name="gr1" draw:text-style-name="P1" draw:layer="layout" svg:x1="6.604cm" svg:y1="12.192cm" svg:x2="7.62cm" svg:y2="10.814cm">
          <text:p/>
        </draw:line>
        <draw:line draw:style-name="gr1" draw:text-style-name="P1" draw:layer="layout" svg:x1="6.604cm" svg:y1="12.192cm" svg:x2="7.62cm" svg:y2="12.192cm">
          <text:p/>
        </draw:line>
        <draw:line draw:style-name="gr1" draw:text-style-name="P1" draw:layer="layout" svg:x1="6.604cm" svg:y1="12.192cm" svg:x2="7.62cm" svg:y2="13.57cm">
          <text:p/>
        </draw:line>
        <draw:line draw:style-name="gr1" draw:text-style-name="P1" draw:layer="layout" svg:x1="6.604cm" svg:y1="12.192cm" svg:x2="7.623cm" svg:y2="15.746cm">
          <text:p/>
        </draw:line>
        <draw:line draw:style-name="gr1" draw:text-style-name="P1" draw:layer="layout" svg:x1="5.034cm" svg:y1="4.572cm" svg:x2="6.604cm" svg:y2="4.572cm">
          <text:p/>
        </draw:line>
        <draw:line draw:style-name="gr1" draw:text-style-name="P1" draw:layer="layout" svg:x1="5.334cm" svg:y1="12.192cm" svg:x2="6.604cm" svg:y2="12.192cm">
          <text:p/>
        </draw:line>
        <draw:frame draw:style-name="gr2" draw:layer="layout" svg:width="1.649cm" svg:height="0.962cm" svg:x="4.926cm" svg:y="3.71cm">
          <draw:text-box>
            <text:p>S=0</text:p>
          </draw:text-box>
        </draw:frame>
        <draw:frame draw:style-name="gr2" draw:layer="layout" svg:width="1.649cm" svg:height="0.962cm" svg:x="5.08cm" svg:y="11.23cm">
          <draw:text-box>
            <text:p>S=1</text:p>
          </draw:text-box>
        </draw:frame>
        <draw:frame draw:style-name="gr2" draw:layer="layout" svg:width="1.577cm" svg:height="0.962cm" svg:x="8.075cm" svg:y="6.45cm">
          <draw:text-box>
            <text:p>L=4</text:p>
          </draw:text-box>
        </draw:frame>
        <draw:frame draw:style-name="gr2" draw:layer="layout" svg:width="1.577cm" svg:height="0.962cm" svg:x="8.075cm" svg:y="5.08cm">
          <draw:text-box>
            <text:p>L=3</text:p>
          </draw:text-box>
        </draw:frame>
        <draw:frame draw:style-name="gr2" draw:layer="layout" svg:width="1.577cm" svg:height="0.962cm" svg:x="8.128cm" svg:y="3.61cm">
          <draw:text-box>
            <text:p>L=2</text:p>
          </draw:text-box>
        </draw:frame>
        <draw:frame draw:style-name="gr2" draw:layer="layout" svg:width="1.577cm" svg:height="0.962cm" svg:x="8.075cm" svg:y="2.286cm">
          <draw:text-box>
            <text:p>L=1</text:p>
          </draw:text-box>
        </draw:frame>
        <draw:frame draw:style-name="gr2" draw:layer="layout" svg:width="1.577cm" svg:height="0.962cm" svg:x="8.075cm" svg:y="0.816cm">
          <draw:text-box>
            <text:p>L=0</text:p>
          </draw:text-box>
        </draw:frame>
        <draw:frame draw:style-name="gr3" draw:layer="layout" svg:width="1.577cm" svg:height="0.962cm" svg:x="8.075cm" svg:y="8.482cm">
          <draw:text-box>
            <text:p>L=0</text:p>
          </draw:text-box>
        </draw:frame>
        <draw:frame draw:style-name="gr3" draw:layer="layout" svg:width="1.577cm" svg:height="0.962cm" svg:x="7.974cm" svg:y="12.7cm">
          <draw:text-box>
            <text:p>L=3</text:p>
          </draw:text-box>
        </draw:frame>
        <draw:frame draw:style-name="gr2" draw:layer="layout" svg:width="1.577cm" svg:height="0.962cm" svg:x="7.974cm" svg:y="11.33cm">
          <draw:text-box>
            <text:p>L=2</text:p>
          </draw:text-box>
        </draw:frame>
        <draw:frame draw:style-name="gr2" draw:layer="layout" svg:width="1.577cm" svg:height="0.962cm" svg:x="7.975cm" svg:y="9.852cm">
          <draw:text-box>
            <text:p>L=1</text:p>
          </draw:text-box>
        </draw:frame>
        <draw:frame draw:style-name="gr2" draw:layer="layout" svg:width="1.577cm" svg:height="0.962cm" svg:x="7.978cm" svg:y="14.984cm">
          <draw:text-box>
            <text:p>L=4</text:p>
          </draw:text-box>
        </draw:frame>
        <draw:line draw:style-name="gr1" draw:text-style-name="P1" draw:layer="layout" svg:x1="10.725cm" svg:y1="15.41cm" svg:x2="13.011cm" svg:y2="15.41cm">
          <text:p/>
        </draw:line>
        <draw:line draw:style-name="gr1" draw:text-style-name="P1" draw:layer="layout" svg:x1="10.725cm" svg:y1="15.76cm" svg:x2="13.011cm" svg:y2="15.76cm">
          <text:p/>
        </draw:line>
        <draw:line draw:style-name="gr1" draw:text-style-name="P1" draw:layer="layout" svg:x1="10.725cm" svg:y1="16.21cm" svg:x2="13.011cm" svg:y2="16.21cm">
          <text:p/>
        </draw:line>
        <draw:line draw:style-name="gr1" draw:text-style-name="P1" draw:layer="layout" svg:x1="9.909cm" svg:y1="15.746cm" svg:x2="10.725cm" svg:y2="15.41cm">
          <text:p/>
        </draw:line>
        <draw:line draw:style-name="gr1" draw:text-style-name="P1" draw:layer="layout" svg:x1="9.909cm" svg:y1="15.746cm" svg:x2="10.725cm" svg:y2="15.746cm">
          <text:p/>
        </draw:line>
        <draw:line draw:style-name="gr1" draw:text-style-name="P1" draw:layer="layout" svg:x1="9.909cm" svg:y1="15.746cm" svg:x2="10.725cm" svg:y2="16.21cm">
          <text:p/>
        </draw:line>
        <draw:line draw:style-name="gr1" draw:text-style-name="P1" draw:layer="layout" svg:x1="10.722cm" svg:y1="10.462cm" svg:x2="13.008cm" svg:y2="10.462cm">
          <text:p/>
        </draw:line>
        <draw:line draw:style-name="gr1" draw:text-style-name="P1" draw:layer="layout" svg:x1="10.722cm" svg:y1="10.812cm" svg:x2="13.008cm" svg:y2="10.812cm">
          <text:p/>
        </draw:line>
        <draw:line draw:style-name="gr1" draw:text-style-name="P1" draw:layer="layout" svg:x1="10.722cm" svg:y1="11.262cm" svg:x2="13.008cm" svg:y2="11.262cm">
          <text:p/>
        </draw:line>
        <draw:line draw:style-name="gr1" draw:text-style-name="P1" draw:layer="layout" svg:x1="9.906cm" svg:y1="10.798cm" svg:x2="10.722cm" svg:y2="10.462cm">
          <text:p/>
        </draw:line>
        <draw:line draw:style-name="gr1" draw:text-style-name="P1" draw:layer="layout" svg:x1="9.906cm" svg:y1="10.798cm" svg:x2="10.722cm" svg:y2="10.798cm">
          <text:p/>
        </draw:line>
        <draw:line draw:style-name="gr1" draw:text-style-name="P1" draw:layer="layout" svg:x1="9.906cm" svg:y1="10.798cm" svg:x2="10.722cm" svg:y2="11.262cm">
          <text:p/>
        </draw:line>
        <draw:line draw:style-name="gr1" draw:text-style-name="P1" draw:layer="layout" svg:x1="10.722cm" svg:y1="11.862cm" svg:x2="13.008cm" svg:y2="11.862cm">
          <text:p/>
        </draw:line>
        <draw:line draw:style-name="gr1" draw:text-style-name="P1" draw:layer="layout" svg:x1="10.722cm" svg:y1="12.212cm" svg:x2="13.008cm" svg:y2="12.212cm">
          <text:p/>
        </draw:line>
        <draw:line draw:style-name="gr1" draw:text-style-name="P1" draw:layer="layout" svg:x1="10.722cm" svg:y1="12.662cm" svg:x2="13.008cm" svg:y2="12.662cm">
          <text:p/>
        </draw:line>
        <draw:line draw:style-name="gr1" draw:text-style-name="P1" draw:layer="layout" svg:x1="9.906cm" svg:y1="12.198cm" svg:x2="10.722cm" svg:y2="11.862cm">
          <text:p/>
        </draw:line>
        <draw:line draw:style-name="gr1" draw:text-style-name="P1" draw:layer="layout" svg:x1="9.906cm" svg:y1="12.198cm" svg:x2="10.722cm" svg:y2="12.198cm">
          <text:p/>
        </draw:line>
        <draw:line draw:style-name="gr1" draw:text-style-name="P1" draw:layer="layout" svg:x1="9.906cm" svg:y1="12.198cm" svg:x2="10.722cm" svg:y2="12.662cm">
          <text:p/>
        </draw:line>
        <draw:line draw:style-name="gr1" draw:text-style-name="P1" draw:layer="layout" svg:x1="10.722cm" svg:y1="13.237cm" svg:x2="13.008cm" svg:y2="13.237cm">
          <text:p/>
        </draw:line>
        <draw:line draw:style-name="gr1" draw:text-style-name="P1" draw:layer="layout" svg:x1="10.722cm" svg:y1="13.587cm" svg:x2="13.008cm" svg:y2="13.587cm">
          <text:p/>
        </draw:line>
        <draw:line draw:style-name="gr1" draw:text-style-name="P1" draw:layer="layout" svg:x1="10.722cm" svg:y1="14.037cm" svg:x2="13.008cm" svg:y2="14.037cm">
          <text:p/>
        </draw:line>
        <draw:line draw:style-name="gr1" draw:text-style-name="P1" draw:layer="layout" svg:x1="9.906cm" svg:y1="13.573cm" svg:x2="10.722cm" svg:y2="13.237cm">
          <text:p/>
        </draw:line>
        <draw:line draw:style-name="gr1" draw:text-style-name="P1" draw:layer="layout" svg:x1="9.906cm" svg:y1="13.573cm" svg:x2="10.722cm" svg:y2="13.573cm">
          <text:p/>
        </draw:line>
        <draw:line draw:style-name="gr1" draw:text-style-name="P1" draw:layer="layout" svg:x1="9.906cm" svg:y1="13.573cm" svg:x2="10.722cm" svg:y2="14.037cm">
          <text:p/>
        </draw:line>
        <draw:frame draw:style-name="gr2" draw:text-style-name="P2" draw:layer="layout" svg:width="1.311cm" svg:height="0.806cm" svg:x="12.901cm" svg:y="13.92cm">
          <draw:text-box>
            <text:p text:style-name="P2">J=4</text:p>
          </draw:text-box>
        </draw:frame>
        <draw:frame draw:style-name="gr2" draw:text-style-name="P2" draw:layer="layout" svg:width="1.311cm" svg:height="0.806cm" svg:x="12.908cm" svg:y="13.425cm">
          <draw:text-box>
            <text:p text:style-name="P2">J=3</text:p>
          </draw:text-box>
        </draw:frame>
        <draw:frame draw:style-name="gr2" draw:text-style-name="P2" draw:layer="layout" svg:width="1.311cm" svg:height="0.806cm" svg:x="12.909cm" svg:y="12.925cm">
          <draw:text-box>
            <text:p text:style-name="P2">J=2</text:p>
          </draw:text-box>
        </draw:frame>
        <draw:frame draw:style-name="gr2" draw:text-style-name="P2" draw:layer="layout" svg:width="1.311cm" svg:height="0.806cm" svg:x="12.902cm" svg:y="12.371cm">
          <draw:text-box>
            <text:p text:style-name="P2">J=3</text:p>
          </draw:text-box>
        </draw:frame>
        <draw:frame draw:style-name="gr2" draw:text-style-name="P2" draw:layer="layout" svg:width="1.311cm" svg:height="0.806cm" svg:x="12.909cm" svg:y="11.876cm">
          <draw:text-box>
            <text:p text:style-name="P2">J=2</text:p>
          </draw:text-box>
        </draw:frame>
        <draw:frame draw:style-name="gr2" draw:text-style-name="P2" draw:layer="layout" svg:width="1.311cm" svg:height="0.806cm" svg:x="12.91cm" svg:y="11.401cm">
          <draw:text-box>
            <text:p text:style-name="P2">J=1</text:p>
          </draw:text-box>
        </draw:frame>
        <draw:frame draw:style-name="gr4" draw:text-style-name="P2" draw:layer="layout" svg:width="1.311cm" svg:height="0.829cm" svg:x="12.954cm" svg:y="15.889cm">
          <draw:text-box>
            <text:p text:style-name="P2">J=5</text:p>
          </draw:text-box>
        </draw:frame>
        <draw:frame draw:style-name="gr2" draw:text-style-name="P2" draw:layer="layout" svg:width="1.311cm" svg:height="0.806cm" svg:x="12.912cm" svg:y="15.274cm">
          <draw:text-box>
            <text:p text:style-name="P2">J=4</text:p>
          </draw:text-box>
        </draw:frame>
        <draw:frame draw:style-name="gr2" draw:text-style-name="P2" draw:layer="layout" svg:width="1.311cm" svg:height="0.806cm" svg:x="12.913cm" svg:y="14.774cm">
          <draw:text-box>
            <text:p text:style-name="P2">J=3</text:p>
          </draw:text-box>
        </draw:frame>
        <draw:frame draw:style-name="gr2" draw:text-style-name="P2" draw:layer="layout" svg:width="1.311cm" svg:height="0.806cm" svg:x="12.902cm" svg:y="10.921cm">
          <draw:text-box>
            <text:p text:style-name="P2">J=2</text:p>
          </draw:text-box>
        </draw:frame>
        <draw:frame draw:style-name="gr2" draw:text-style-name="P2" draw:layer="layout" svg:width="1.311cm" svg:height="0.806cm" svg:x="12.909cm" svg:y="10.426cm">
          <draw:text-box>
            <text:p text:style-name="P2">J=1</text:p>
          </draw:text-box>
        </draw:frame>
        <draw:frame draw:style-name="gr2" draw:text-style-name="P2" draw:layer="layout" svg:width="1.311cm" svg:height="0.806cm" svg:x="12.91cm" svg:y="9.926cm">
          <draw:text-box>
            <text:p text:style-name="P2">J=0</text:p>
          </draw:text-box>
        </draw:frame>
        <draw:frame draw:style-name="gr2" draw:text-style-name="P2" draw:layer="layout" svg:width="1.311cm" svg:height="0.806cm" svg:x="12.861cm" svg:y="8.976cm">
          <draw:text-box>
            <text:p text:style-name="P2">J=0</text:p>
          </draw:text-box>
        </draw:frame>
        <draw:line draw:style-name="gr1" draw:text-style-name="P1" draw:layer="layout" svg:x1="9.935cm" svg:y1="9.398cm" svg:x2="13.008cm" svg:y2="9.398cm">
          <text:p/>
        </draw:line>
        <draw:line draw:style-name="gr1" draw:text-style-name="P1" draw:layer="layout" svg:x1="9.906cm" svg:y1="1.778cm" svg:x2="12.979cm" svg:y2="1.778cm">
          <text:p/>
        </draw:line>
        <draw:frame draw:style-name="gr2" draw:text-style-name="P2" draw:layer="layout" svg:width="1.311cm" svg:height="0.806cm" svg:x="12.862cm" svg:y="1.376cm">
          <draw:text-box>
            <text:p text:style-name="P2">J=0</text:p>
          </draw:text-box>
        </draw:frame>
        <draw:line draw:style-name="gr1" draw:text-style-name="P1" draw:layer="layout" svg:x1="9.906cm" svg:y1="3.178cm" svg:x2="12.979cm" svg:y2="3.178cm">
          <text:p/>
        </draw:line>
        <draw:frame draw:style-name="gr2" draw:text-style-name="P2" draw:layer="layout" svg:width="1.311cm" svg:height="0.806cm" svg:x="12.862cm" svg:y="2.776cm">
          <draw:text-box>
            <text:p text:style-name="P2">J=1</text:p>
          </draw:text-box>
        </draw:frame>
        <draw:line draw:style-name="gr1" draw:text-style-name="P1" draw:layer="layout" svg:x1="9.906cm" svg:y1="4.578cm" svg:x2="12.979cm" svg:y2="4.578cm">
          <text:p/>
        </draw:line>
        <draw:frame draw:style-name="gr2" draw:text-style-name="P2" draw:layer="layout" svg:width="1.311cm" svg:height="0.806cm" svg:x="12.862cm" svg:y="4.176cm">
          <draw:text-box>
            <text:p text:style-name="P2">J=2</text:p>
          </draw:text-box>
        </draw:frame>
        <draw:line draw:style-name="gr1" draw:text-style-name="P1" draw:layer="layout" svg:x1="9.906cm" svg:y1="5.953cm" svg:x2="12.979cm" svg:y2="5.953cm">
          <text:p/>
        </draw:line>
        <draw:frame draw:style-name="gr2" draw:text-style-name="P2" draw:layer="layout" svg:width="1.311cm" svg:height="0.806cm" svg:x="12.862cm" svg:y="5.551cm">
          <draw:text-box>
            <text:p text:style-name="P2">J=3</text:p>
          </draw:text-box>
        </draw:frame>
        <draw:line draw:style-name="gr1" draw:text-style-name="P1" draw:layer="layout" svg:x1="9.906cm" svg:y1="7.303cm" svg:x2="12.979cm" svg:y2="7.303cm">
          <text:p/>
        </draw:line>
        <draw:frame draw:style-name="gr2" draw:text-style-name="P2" draw:layer="layout" svg:width="1.311cm" svg:height="0.806cm" svg:x="12.862cm" svg:y="6.901cm">
          <draw:text-box>
            <text:p text:style-name="P2">J=4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7T12:16:14.773054404</meta:creation-date>
    <dc:date>2015-06-07T12:45:40.589438475</dc:date>
    <meta:editing-duration>PT22M37S</meta:editing-duration>
    <meta:editing-cycles>4</meta:editing-cycles>
    <meta:generator>LibreOffice/4.2.8.2$Linux_X86_64 LibreOffice_project/420m0$Build-2</meta:generator>
    <meta:document-statistic meta:object-count="108"/>
  </office:meta>
</office:document-meta>
</file>